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37.39mm"/>
    </style:style>
    <style:style style:name="co8" style:family="table-column">
      <style:table-column-properties fo:break-before="auto" style:column-width="39.56mm"/>
    </style:style>
    <style:style style:name="co9" style:family="table-column">
      <style:table-column-properties fo:break-before="auto" style:column-width="70.8mm"/>
    </style:style>
    <style:style style:name="co10" style:family="table-column">
      <style:table-column-properties fo:break-before="auto" style:column-width="241.64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31.94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s-scholar-2010-2020geographic spatial network transport software open sour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irst_author_sir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s_text</text:p>
          </table:table-cell>
          <table:table-cell office:value-type="string" calcext:value-type="string">
            <text:p>tool_name</text:p>
          </table:table-cell>
          <table:table-cell office:value-type="string" calcext:value-type="string">
            <text:p>found_via</text:p>
          </table:table-cell>
          <table:table-cell office:value-type="string" calcext:value-type="string">
            <text:p>is_transport_tool</text:p>
          </table:table-cell>
          <table:table-cell office:value-type="string" calcext:value-type="string">
            <text:p>open_source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langage</text:p>
          </table:table-cell>
          <table:table-cell office:value-type="string" calcext:value-type="string">
            <text:p>n_citations</text:p>
          </table:table-cell>
          <table:table-cell office:value-type="string" calcext:value-type="string">
            <text:p>released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gh_topics</text:p>
          </table:table-cell>
          <table:table-cell office:value-type="string" calcext:value-type="string">
            <text:p>maintained</text:p>
          </table:table-cell>
          <table:table-cell office:value-type="string" calcext:value-type="string">
            <text:p>stars</text:p>
          </table:table-cell>
          <table:table-cell office:value-type="string" calcext:value-type="string">
            <text:p>citation_ke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years_since_publication</text:p>
          </table:table-cell>
          <table:table-cell office:value-type="string" calcext:value-type="string">
            <text:p>citations_per_yea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cikit-mobilit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ithub.com/scikit-mobility/scikit-mobility</text:p>
          </table:table-cell>
          <table:table-cell office:value-type="string" calcext:value-type="string">
            <text:p>Mobility-analysis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ppalardo_scikitmobility_2019</text:p>
          </table:table-cell>
          <table:table-cell office:value-type="string" calcext:value-type="string">
            <text:p>(Pappalardo et al. 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PCT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</text:p>
          </table:table-cell>
          <table:table-cell office:value-type="float" office:value="66" calcext:value-type="float">
            <text:p>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ttps://github.com/npct/pct-shiny/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ovelace_propensity_2017</text:p>
          </table:table-cell>
          <table:table-cell office:value-type="string" calcext:value-type="string">
            <text:p>(Lovelace et al. 2017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RS Tools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ttps://github.com/GIScience/orstools-qgis-plugin</text:p>
          </table:table-cell>
          <table:table-cell office:value-type="string" calcext:value-type="string">
            <text:p>routing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Networks plugin</text:p>
          </table:table-cell>
          <table:table-cell office:value-type="string" calcext:value-type="string">
            <text:p>Web sear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crocovert/network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smn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https://github.com/gboeing/osmnx/</text:p>
          </table:table-cell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2496" calcext:value-type="float">
            <text:p>2496</text:p>
          </table:table-cell>
          <table:table-cell office:value-type="string" calcext:value-type="string">
            <text:p>boeing_osmnx_2017</text:p>
          </table:table-cell>
          <table:table-cell office:value-type="string" calcext:value-type="string">
            <text:p>(Boeing 2017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mepy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github.com/martinfleis/momepy</text:p>
          </table:table-cell>
          <table:table-cell office:value-type="string" calcext:value-type="string">
            <text:p>urban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leischmann_momepy_2019</text:p>
          </table:table-cell>
          <table:table-cell office:value-type="string" calcext:value-type="string">
            <text:p>(Fleischmann 2019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optentripplanner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s://github.com/ropensci/opentripplanne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rgan_opentripplanner_2019</text:p>
          </table:table-cell>
          <table:table-cell office:value-type="string" calcext:value-type="string">
            <text:p>(Morgan et al. 2019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eetMix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Hosted servic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github.com/streetmix/streetmi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riggs_streetplan_2016</text:p>
          </table:table-cell>
          <table:table-cell office:value-type="string" calcext:value-type="string">
            <text:p>(Riggs et al. 2016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itybound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citybound/citybound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6124" calcext:value-type="float">
            <text:p>612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bstreet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Apache-2.0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github.com/dabreegster/abstreet</text:p>
          </table:table-cell>
          <table:table-cell office:value-type="string" calcext:value-type="string">
            <text:p>simulation</text:p>
          </table:table-cell>
          <table:table-cell office:value-type="float" office:value="1" calcext:value-type="float">
            <text:p>1</text:p>
          </table:table-cell>
          <table:table-cell office:value-type="float" office:value="4896" calcext:value-type="float">
            <text:p>4896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equilibraE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Pyth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github.com/AequilibraE/AequilibraE-GUI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amargo_aequilibrae_2015</text:p>
          </table:table-cell>
          <table:table-cell office:value-type="string" calcext:value-type="string">
            <text:p>(Carmargo 2015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UMO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EPL-2.0</text:p>
          </table:table-cell>
          <table:table-cell table:style-name="ce1" office:value-type="string" calcext:value-type="string">
            <text:p>C++</text:p>
          </table:table-cell>
          <table:table-cell office:value-type="float" office:value="219" calcext:value-type="float">
            <text:p>2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ttps://github.com/eclipse/sumo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lopez_microscopic_2018</text:p>
          </table:table-cell>
          <table:table-cell office:value-type="string" calcext:value-type="string">
            <text:p>(Lopez et al. 2018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atSIM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Standalone </text:p>
          </table:table-cell>
          <table:table-cell table:style-name="ce1" office:value-type="string" calcext:value-type="string">
            <text:p>GPLv2</text:p>
          </table:table-cell>
          <table:table-cell table:style-name="ce1" office:value-type="string" calcext:value-type="string">
            <text:p>Java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https://github.com/matsim-org/matsim-libs</text:p>
          </table:table-cell>
          <table:table-cell office:value-type="string" calcext:value-type="string">
            <text:p>transportation-planning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horni_multiagent_2016</text:p>
          </table:table-cell>
          <table:table-cell office:value-type="string" calcext:value-type="string">
            <text:p>(Horni et al. 2016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vingPandas</text:p>
          </table:table-cell>
          <table:table-cell office:value-type="string" calcext:value-type="string">
            <text:p>GitHu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Python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ttps://github.com/anitagraser/movingpandas/</text:p>
          </table:table-cell>
          <table:table-cell office:value-type="string" calcext:value-type="string">
            <text:p>trajectory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raser_movingpandas_2019</text:p>
          </table:table-cell>
          <table:table-cell office:value-type="string" calcext:value-type="string">
            <text:p>(Graser 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per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[HTML][HTML] Using spatial network analysis to model pedal cycle flows, risk and mode choice</text:p>
          </table:table-cell>
          <table:table-cell office:value-type="string" calcext:value-type="string">
            <text:p>sDNA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QGIS plugin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C++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https://github.com/fiftysevendegreesofrad/sdna_open</text:p>
          </table:table-cell>
          <table:table-cell office:value-type="string" calcext:value-type="string">
            <text:p>Urban-plan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oper_sdna_2015</text:p>
          </table:table-cell>
          <table:table-cell office:value-type="string" calcext:value-type="string">
            <text:p>(Cooper 2015)</text:p>
          </table:table-cell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lanchard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Urbanaccess: generalized methodology for measuring regional accessibility with an integrated pedestrian and transit network</text:p>
          </table:table-cell>
          <table:table-cell office:value-type="string" calcext:value-type="string">
            <text:p>urbanacces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Python package</text:p>
          </table:table-cell>
          <table:table-cell office:value-type="string" calcext:value-type="string">
            <text:p>AGPLv3</text:p>
          </table:table-cell>
          <table:table-cell office:value-type="string" calcext:value-type="string">
            <text:p>Pytho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ttps://github.com/UDST/urbanaccess</text:p>
          </table:table-cell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lanchard_urbanaccess_2017</text:p>
          </table:table-cell>
          <table:table-cell office:value-type="string" calcext:value-type="string">
            <text:p>(Blanchard 2017)</text:p>
          </table:table-cell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tplanr: A package for transport planning</text:p>
          </table:table-cell>
          <table:table-cell office:value-type="string" calcext:value-type="string">
            <text:p>stplanr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R packag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ttps://github.com/ropensci/stplanr</text:p>
          </table:table-cell>
          <table:table-cell office:value-type="string" calcext:value-type="string">
            <text:p>transport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ovelace_stplanr_2018</text:p>
          </table:table-cell>
          <table:table-cell office:value-type="string" calcext:value-type="string">
            <text:p>(Lovelace et al. 2018)</text:p>
          </table:table-cell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ama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 Open Source TrajAnalytics Software for Modeling, Transformation and Visualization of Urban Trajectory Data</text:p>
          </table:table-cell>
          <table:table-cell office:value-type="string" calcext:value-type="string">
            <text:p>TrajAnalytic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UI</text:p>
          </table:table-cell>
          <table:table-cell office:value-type="string" calcext:value-type="string">
            <text:p>Standalone </text:p>
          </table:table-cell>
          <table:table-cell office:value-type="string" calcext:value-type="string">
            <text:p>BSD-3</text:p>
          </table:table-cell>
          <table:table-cell office:value-type="string" calcext:value-type="string">
            <text:p>JavaScrip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ttp://vis.cs.kent.edu/TrajAnalytics/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amal_open_2019</text:p>
          </table:table-cell>
          <table:table-cell office:value-type="string" calcext:value-type="string">
            <text:p>(Shamal et al. 2019)</text:p>
          </table:table-cell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vtsuk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Urban network analysis</text:p>
          </table:table-cell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https://github.com/zenwalk/urban-network-analysis-toolbo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ullive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[HTML][HTML] Development of an open-source road traffic noise model for exposure assessment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I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github.com/dwmorley/TRANEX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chili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plexNetGIS: a tool for the analysis of complex spatial networks</text:p>
          </table:table-cell>
          <table:table-cell/>
          <table:table-cell office:value-type="string" calcext:value-type="string">
            <text:p>Schol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ärv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eititin: an open source tool for analysing accessibility by public transport in Greater Helsinki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ttps://github.com/matti/reittihaku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dličk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pen transport map—Routable OpenStreetMap</text:p>
          </table:table-cell>
          <table:table-cell/>
          <table:table-cell office:value-type="string" calcext:value-type="string">
            <text:p>Schol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eb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rrough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rinciples of geographical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620" calcext:value-type="float">
            <text:p>762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string" calcext:value-type="string">
            <text:p>Neteler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pen source GIS: a GRASS GIS appro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73" calcext:value-type="float">
            <text:p>137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Netele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RASS GIS: A multi-purpose open source 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30" calcext:value-type="float">
            <text:p>63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lwood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searching volunteered geographic information: Spatial data, geographic research, and new social practi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18" calcext:value-type="float">
            <text:p>61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Hakla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How many volunteers does it take to map an area well? The validity of Linus' law to volunteered geographic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9" calcext:value-type="float">
            <text:p>38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Zhou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xamining the effects of socioeconomic development on fine particulate matter (PM2. 5) in China's cities using spatial regression and the geographical detector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" calcext:value-type="float">
            <text:p>8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Comb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[HTML][HTML] A spatial analysis of variations in health access: linking geography, socio-economic status and access percep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6" calcext:value-type="float">
            <text:p>20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ori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… of a spatial decision support system for flood risk management in Brazil that combines volunteered geographic information with wireless sensor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Neuten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he prism of everyday life: Towards a new research agenda for time geograph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Wa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yberGIS software: a synthetic review and integration roadma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3" calcext:value-type="float">
            <text:p>14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ang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al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Community-based production of geographic information using open source software and Web 2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52" calcext:value-type="float">
            <text:p>15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wai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 review of open source software solutions for developing water resources web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iloidhar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merging role of Geographical Information System (GIS), Life Cycle Assessment (LCA) and spatial LCA (GIS-LCA) in sustainable bioenergy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8" calcext:value-type="float">
            <text:p>5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Kress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pringer handbook of geographic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iddle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imCCS: An open-source tool for optimizing CO2 capture, transport, and storage infrastru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guye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Estimating potential photovoltaic yield with r. sun and the open source geographical resources analysis support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6" calcext:value-type="float">
            <text:p>13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ucruet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Ports in multi-level maritime networks: evidence from the Atlantic (1996–2006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terso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TARS: An ArcGIS toolset used to calculate the spatial information needed to fit spatial statistical models to stream network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8" calcext:value-type="float">
            <text:p>7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mpso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K open source crime data: accuracy and possibilities for resear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5" calcext:value-type="float">
            <text:p>6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ardun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A protocol to convert spatial polyline data to network formats and applications to world urban road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alien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: Old principles with new capabiliti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sanjan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An introduction to OpenStreetMap in Geographic Information Science: Experiences, research, and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7" calcext:value-type="float">
            <text:p>5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ssett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Integrating free and open source tools and distributed modelling codes in GIS environment for data-based groundwater manag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lom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Ptolemaic political activities on the west coast of Hellenistic Asia Minor had a significant impact on the local spread of the Isiac cults: A spatial network analys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Zha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ical information system parallelization for spatial big data processing: a review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katzoflia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evelopment of a web GIS application for emissions inventory spatial allocation based on open source software too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0" calcext:value-type="float">
            <text:p>6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Estimating the most likely space–time paths, dwell times and path uncertainties from vehicle trajectory data: A time geographic metho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rovell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ree and open source software for geospatial applications (FOSS4G) to support Future Ear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siota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he complexity in the study of spatial networks: an epistemological appro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os Anjos Lui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[HTML][HTML] Geographic accessibility to primary healthcare centers in Mozambiqu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[HTML][HTML] Open-Source web-based geographical information system for health exposure assess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nd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alysing spatial patterns and trend of future urban expansion using SLEUT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mquist 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rge-scale spatial network models: An application to modeling information diffusion through the homeless population of San Francis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oward open source Kenya: Creating and sharing a GIS database of Nairob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3" calcext:value-type="float">
            <text:p>3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ch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iseModelling: An open source GIS based tool to produce environmental noise map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stMAP: an open-source software package for developing cost surfaces using a multi-scale search kern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he making of a mega-region: evaluating and proposing long-term transport planning strategies with open-source data and transport accessibility too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lasc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ontemporary concerns in geographical/geospatial information systems (GIS) process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graphy and social networks in transportation mode choi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etermining intra-urban spatial accessibility disparities in multimodal public transport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ntovani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 new approach to landslide geomorphological mapping using the Open Source software in the Olvera area (Cadiz, Spain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zenbla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ethods for multilevel analysis and visualisation of geographical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 Oliveir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evelopment of an agricultural management information system based on Open-Source solu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ach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 spatially explicit network science model for emergency evacuations in an urban contex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tine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Rule-based topology system for spatial databases to validate complex geographic datase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rdog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… multi-source volunteered, crowdsourced, and authoritative geographic information: The case study of volunteered personal traces analysis against transport network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nego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ools4MSP: an open source software package to support Maritime Spatial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ingil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[HTML][HTML] Transport indicator analysis and comparison of 151 urban areas, based on open source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eing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treet network models and measures for every US City, county, urbanized area, census tract, and zillow-defined neighborhoo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Çalışka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Geo-MST: A geographical minimum spanning tree plugin for Q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board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onnecting points to spatial networks: effects on discrete optimization mod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haw 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Geographic information systems for transportation: from a static past to a dynamic fu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ki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libration of a spatial simulation model with volunteered geographical inform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tty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odeling and simulation in geographic information science: Integrated models and grand challeng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tí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ographic information technology and innovative teaching: Keys to geography degree curriculum re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akubailik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spatial services &amp; Web GIS software for environmental monitoring probl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rmudez 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frontiers on open standards for geo-spatial sci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z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ew methods for resilient societies: The geographical analysis of injury da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oper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redictive spatial network analysis for high-resolution transport modeling, applied to cyclist flows, mode choice, and targeting invest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ler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UMAN GEOGRAPHY WITH OPEN GIS AS A TRANSFORMATIVE INTRODUCTORY HIGHER EDUCATION COURSE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rbi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pen source for enterprise geographic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amat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 review on open source architecture in geographical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oward an informal Spatial Data Infrastructure: Voluntary Geographic Information, Neogeography, and the role of citizen sensor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rr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n open source relational database schema and system for the analysis of large scale spatially interdependent infrastructure network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m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Web-based GIS and desktop open source GIS software: an emerging innovative approach for water resources managemen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alenski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 generic open-source software framework supporting scenario simulations in bioterrorist cris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[HTML][HTML] Mapping spatial data on the web using free and open-source tools: a prototype implement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ovell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olunteered Geographic Information for water management: a prototype architec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ades 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pping changes in the affordability of London with open-source software and open data: 1997–20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machandr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Identifying geographical interdependency in critical infrastructure systems using open source geospatial data in order to model restoration strategies in the aftermath …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r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uilding a low-cost geographic website for collecting citizen science contribu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ttig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pen source REST services for environmental sensor network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moal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ographical Information Systems: The past, present and futu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llen 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sing network segments in the visualization of urban isochron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ipell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pplication of Geographic Information System in Energy Utiliz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u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evelopment of village information system for Faridkot district using remote sensing and geographic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crue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etween geography and transport: A scientometric analysis of port studies in Journal of Transport Geograph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[HTML][HTML] sDNA: 3-d spatial network analysis for GIS, CAD, Command Line &amp; Pyth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TOPIC NO. 1: INTRODUCTION TO GEOGRAPHICAL INFORMATION SYSTE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20&amp;as_yhi=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n open-source based GIS and simulation software: a case study for contingency planning in microreg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he generation of transport networks based on DLA model in an artificial society model with characteristics of geographical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0&amp;as_yhi=20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AN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esearch and Implementation of an OpenLayers-based Campus Geographic Information System [J]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rçanaj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OGRAPHIC INFORMATION SYSTEM DATA INTEGRATION AND WEB GIS DEVELOPMENT IN TIRANA MUNICIPALITY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eveloping open source based tools for geospatial integr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mdani 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ecturing on satellite imagery processing and GIS based on internet and open source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1&amp;as_yhi=20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ang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Remote sensing and open source geographic information system integra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2&amp;as_yhi=20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Educational geographic information system based on Web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ree software for development of Web GIS in tourism accessibil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ng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ographic information system (GIS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ç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Use of Open Source Software for the Development of Web GIS for Accessibility to Tourist Attrac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3&amp;as_yhi=20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soff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n effective road management system using web-based GIS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… OF WEB-BASED GIS FOR TRAFFIC MANAGEMENT SYSTEM WITH OBSTACLE AVOIDANCE TECHNIQUE USING OPEN SOURCE SOFTWAR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4&amp;as_yhi=20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ursin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Useful spatial data and GIS applications on the Internet for transportation compani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5&amp;as_yhi=2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c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tplanr: A Package for Geographic Transport Data Scienc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mic 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oportals and geospatial services-analysis of open-source software solutions for geoporta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6&amp;as_yhi=20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(geo) graphs-Complex Networks as a shapefile of nodes and a shapefile of edges for different applicatio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7&amp;as_yhi=20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iyev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eviewing Software for Agent-based Bicycle Flow Mod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8&amp;as_yhi=20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ce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ntegrating geographic analysis in transport plannin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over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CostMAP: An open-source software package for developing cost surfac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rray 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ntemporary optimization application through geographic information system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https://scholar.google.co.uk/scholar?q=geographic%2Bspatial%2Bnetwork%2Btransport%2Bsoftware%2Bopen%2Bsource&amp;as_ylo=2019&amp;as_yhi=2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res-scholar-2010-2020geographic spatial network transport software open source'.A1:'res-scholar-2010-2020geographic spatial network transport software open source'.AMJ1048576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4">00/00/0000</text:date>, <text:time style:data-style-name="N2" text:time-value="16:54:49.040950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04T13:12:45.623348109</dc:date>
    <dc:creator>Robin </dc:creator>
    <meta:editing-duration>PT12H40M28S</meta:editing-duration>
    <meta:editing-cycles>26</meta:editing-cycles>
    <meta:generator>LibreOffice/6.0.7.3$Linux_X86_64 LibreOffice_project/00m0$Build-3</meta:generator>
    <meta:document-statistic meta:table-count="1" meta:cell-count="1191" meta:object-count="0"/>
  </office:meta>
</office:document-meta>
</file>